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4.9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4.7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1.30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5cm" fo:min-width="2.251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251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76cm" fo:min-width="1.126cm"/>
      <style:paragraph-properties style:writing-mode="lr-tb"/>
    </style:style>
    <style:style style:name="gr10" style:family="graphic" style:parent-style-name="objectwithoutfill">
      <style:graphic-properties svg:stroke-color="#000000" draw:marker-end="Puntas_20_de_20_flecha_20_8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000000" draw:marker-end="Puntas_20_de_20_flecha_20_9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marker-end="Puntas_20_de_20_flecha_20_10" draw:marker-end-width="0.3cm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Puntas_20_de_20_flecha_20_11" draw:marker-end-width="0.3cm" draw:fill="none" draw:fill-color="#ffffff" draw:textarea-vertical-align="middle"/>
    </style:style>
    <style:style style:name="gr14" style:family="graphic" style:parent-style-name="objectwithoutfill">
      <style:graphic-properties svg:stroke-color="#ff0000" draw:marker-end="Puntas_20_de_20_flecha_20_12" draw:marker-end-width="0.3cm" draw:fill="none" draw:fill-color="#ffffff" draw:textarea-vertical-align="middle"/>
    </style:style>
    <style:style style:name="gr15" style:family="graphic" style:parent-style-name="objectwithoutfill">
      <style:graphic-properties svg:stroke-color="#00a933" draw:marker-end="Puntas_20_de_20_flecha_20_13" draw:marker-end-width="0.3cm" draw:fill="none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5.75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456cm" fo:min-width="1.304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552cm" fo:min-width="3.001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25cm" fo:min-width="1.25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755cm" fo:min-width="3.5cm"/>
      <style:paragraph-properties style:writing-mode="lr-tb"/>
    </style:style>
    <style:style style:name="gr22" style:family="graphic" style:parent-style-name="objectwithoutfill">
      <style:graphic-properties draw:marker-end="Puntas_20_de_20_flecha_20_2" draw:marker-end-width="0.3cm" draw:fill="none" draw:fill-color="#ffffff" draw:textarea-vertical-align="middle"/>
    </style:style>
    <style:style style:name="gr23" style:family="graphic" style:parent-style-name="objectwithoutfill">
      <style:graphic-properties draw:marker-end="Puntas_20_de_20_flecha_20_3" draw:marker-end-width="0.3cm" draw:fill="none" draw:fill-color="#ffffff" draw:textarea-vertical-align="middle"/>
    </style:style>
    <style:style style:name="gr24" style:family="graphic" style:parent-style-name="objectwithoutfill">
      <style:graphic-properties draw:marker-end="Puntas_20_de_20_flecha_20_4" draw:marker-end-width="0.3cm" draw:fill="none" draw:fill-color="#ffffff" draw:textarea-vertical-align="middle"/>
    </style:style>
    <style:style style:name="gr25" style:family="graphic" style:parent-style-name="objectwithoutfill">
      <style:graphic-properties draw:marker-end="Puntas_20_de_20_flecha_20_5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Puntas_20_de_20_flecha_20_7" draw:marker-end-width="0.3cm" draw:fill="none" draw:fill-color="#ffffff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co1" style:family="table-column">
      <style:table-column-properties style:column-width="5.242cm" style:use-optimal-column-width="false"/>
    </style:style>
    <style:style style:name="co2" style:family="table-column">
      <style:table-column-properties style:column-width="13.31cm" style:use-optimal-column-width="false"/>
    </style:style>
    <style:style style:name="co3" style:family="table-column">
      <style:table-column-properties style:column-width="5.448cm" style:use-optimal-column-width="false"/>
    </style:style>
    <style:style style:name="ro1" style:family="table-row">
      <style:table-row-properties style:row-height="1.238cm" style:use-optimal-row-height="false"/>
    </style:style>
    <style:style style:name="ro2" style:family="table-row">
      <style:table-row-properties style:row-height="2.276cm" style:use-optimal-row-height="false"/>
    </style:style>
    <style:style style:name="ro3" style:family="table-row">
      <style:table-row-properties style:row-height="2.275cm" style:use-optimal-row-height="false"/>
    </style:style>
    <style:style style:name="ro4" style:family="table-row">
      <style:table-row-properties style:row-height="3.043cm" style:use-optimal-row-height="false"/>
    </style:style>
    <style:style style:name="ro5" style:family="table-row">
      <style:table-row-properties style:row-height="3.11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Liberation Serif"/>
    </style:style>
    <style:style style:name="ce4" style:family="table-cell">
      <loext:graphic-properties draw:textarea-vertical-align="middle"/>
      <style:paragraph-properties fo:text-align="center"/>
      <style:text-properties style:font-name="Liberation Serif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style:font-name="Liberation Serif"/>
    </style:style>
    <style:style style:name="P10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beration Serif" fo:font-size="48pt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text-properties fo:hyphenate="false" loext:hyphenation-no-caps="false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text-line-through-style="none" style:text-line-through-type="none" style:font-name="Liberation Serif"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Serif" fo:font-size="4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4cm" svg:height="1cm" svg:x="2cm" svg:y="2cm">
          <draw:text-box>
            <text:p text:style-name="P1"><text:span text:style-name="T1">Proyecto </text:span><text:span text:style-name="T1">01 </text:span><text:span text:style-name="T1">(Gestión </text:span><text:span text:style-name="T1">de </text:span><text:span text:style-name="T1">Residenci</text:span><text:span text:style-name="T1">a)</text:span></text:p>
          </draw:text-box>
        </draw:frame>
        <draw:frame draw:style-name="gr2" draw:text-style-name="P4" draw:layer="layout" svg:width="24cm" svg:height="15.182cm" svg:x="2cm" svg:y="4cm">
          <draw:text-box>
            <text:p text:style-name="P1">Concepto Básico</text:p>
            <text:p text:style-name="P3"/>
            <text:p text:style-name="P3">Aplicación para administrar una residencia y sus departamentos, llevar el control de fondos y gastos de la misma, las personas que habitan en los departamentos podrán ver sus estados en la residencia, las actividades de pago del mismo, sus facturas entre otros.</text:p>
            <text:p text:style-name="P3"/>
            <text:p text:style-name="P3">El administrador de la residencia tendrá acceso a varias funciones del programa como:</text:p>
            <text:p text:style-name="P3"/>
            <text:p text:style-name="P3">-Escritorio: En esta sección podrá ver el estado de la residencia y una tabla que indica los apartamentos que han cancelado, la tabla estará comprendida por el anio, los meses del año y el numero de apartamento.</text:p>
            <text:p text:style-name="P3"/>
            <text:p text:style-name="P3">-Apartamentos: Aquí se verán una serie de opciones como agregar, editar y eliminar apartamento.</text:p>
            <text:p text:style-name="P3"/>
            <text:p text:style-name="P3">-Administración: Aquí el administrador podrá llevar a cabo muchas tareas correspondiente al manejo de recursos que posee la residencia, los cueles pueden ser: recibir pagos de los usuarios, generar comprobantes de pago, generar avisos de pago de facturas, entre otros.</text:p>
          </draw:text-box>
        </draw:frame>
      </draw:page>
      <draw:page draw:name="page2" draw:style-name="dp1" draw:master-page-name="Predeterminado">
        <draw:frame draw:style-name="gr3" draw:text-style-name="P5" draw:layer="layout" svg:width="24cm" svg:height="3.806cm" svg:x="2cm" svg:y="2cm">
          <draw:text-box>
            <text:p>-Usuarios: En esta se podrá ver, agregar, editar y eliminar algún usuario de la residencia.</text:p>
            <text:p/>
            <text:p>-Asamblea: Aquí se podrá ver, agregar y votar propuestas para mejorar aspectos de la residencia y de los que conviven en ella.</text:p>
          </draw:text-box>
        </draw:frame>
      </draw:page>
      <draw:page draw:name="page3" draw:style-name="dp1" draw:master-page-name="Predeterminado">
        <draw:frame draw:style-name="gr1" draw:text-style-name="P6" draw:layer="layout" svg:width="24cm" svg:height="1cm" svg:x="2cm" svg:y="2cm">
          <draw:text-box>
            <text:p text:style-name="P1"><text:span text:style-name="T2">Entidade</text:span><text:span text:style-name="T2">s</text:span></text:p>
          </draw:text-box>
        </draw:frame>
        <draw:frame draw:style-name="standard" draw:layer="layout" svg:width="23.999cm" svg:height="15.093cm" svg:x="2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3">Nombre</text:span></text:p>
              </table:table-cell>
              <table:table-cell>
                <text:p text:style-name="P7"><text:span text:style-name="T3">Características</text:span></text:p>
              </table:table-cell>
              <table:table-cell table:style-name="ce2">
                <text:p text:style-name="P8"><text:span text:style-name="T4">Propiedades</text:span></text:p>
              </table:table-cell>
            </table:table-row>
            <table:table-row table:style-name="ro2" table:default-cell-style-name="ce4">
              <table:table-cell table:style-name="ce3">
                <text:p text:style-name="P9"><text:span text:style-name="T5">Residencia</text:span></text:p>
              </table:table-cell>
              <table:table-cell>
                <text:p text:style-name="P10"><text:span text:style-name="T6">Llevara el control de los Apartamentos y el fondo en general.</text:span></text:p>
              </table:table-cell>
              <table:table-cell>
                <text:p text:style-name="P10"><text:span text:style-name="T6">-id</text:span></text:p>
                <text:p text:style-name="P10"><text:span text:style-name="T7">-nombre</text:span></text:p>
                <text:p text:style-name="P10"><text:span text:style-name="T7">-departamentos</text:span></text:p>
                <text:p text:style-name="P10"><text:span text:style-name="T7">-fondos</text:span></text:p>
              </table:table-cell>
            </table:table-row>
            <table:table-row table:style-name="ro3" table:default-cell-style-name="ce4">
              <table:table-cell table:style-name="ce3">
                <text:p text:style-name="P9"><text:span text:style-name="T5">Apartamento</text:span></text:p>
              </table:table-cell>
              <table:table-cell>
                <text:p text:style-name="P10"><text:span text:style-name="T6">Contendrá información del usuario que lo aloja, el estado del mismo, eventos y novedades.</text:span></text:p>
              </table:table-cell>
              <table:table-cell>
                <text:p text:style-name="P10"><text:span text:style-name="T6">-id</text:span></text:p>
                <text:p text:style-name="P10"><text:span text:style-name="T6">-nombre</text:span></text:p>
                <text:p text:style-name="P10"><text:span text:style-name="T6">-usuario</text:span></text:p>
                <text:p text:style-name="P10"><text:span text:style-name="T6">-estado</text:span></text:p>
              </table:table-cell>
            </table:table-row>
            <table:table-row table:style-name="ro4" table:default-cell-style-name="ce4">
              <table:table-cell table:style-name="ce3">
                <text:p text:style-name="P9"><text:span text:style-name="T5">Usuario</text:span></text:p>
              </table:table-cell>
              <table:table-cell>
                <text:p text:style-name="P10"><text:span text:style-name="T6">El usuario podrá ver toda la información referente a sus pagos y otros, podrá visualizar los eventos de su apartamento entre otras funciones</text:span></text:p>
              </table:table-cell>
              <table:table-cell>
                <text:p text:style-name="P10"><text:span text:style-name="T6">-id</text:span></text:p>
                <text:p text:style-name="P10"><text:span text:style-name="T6">-nombre</text:span></text:p>
                <text:p text:style-name="P10"><text:span text:style-name="T6">-apellido</text:span></text:p>
                <text:p text:style-name="P10"><text:span text:style-name="T6">-cédula</text:span></text:p>
                <text:p text:style-name="P10"><text:span text:style-name="T6">-teléfono</text:span></text:p>
                <text:p text:style-name="P10"><text:span text:style-name="T6">-correo</text:span></text:p>
              </table:table-cell>
            </table:table-row>
            <table:table-row table:style-name="ro5" table:default-cell-style-name="ce4">
              <table:table-cell table:style-name="ce3">
                <text:p text:style-name="P9"><text:span text:style-name="T5">Recibo de Pago</text:span></text:p>
              </table:table-cell>
              <table:table-cell>
                <text:p text:style-name="P10"><text:span text:style-name="T6">Este se genera al momento en el que un usuario cancela su mensualidad y podrá ser visualizado por el mismo.</text:span></text:p>
              </table:table-cell>
              <table:table-cell>
                <text:p text:style-name="P10"><text:span text:style-name="T6">-id</text:span></text:p>
                <text:p text:style-name="P10"><text:span text:style-name="T6">-departamento</text:span></text:p>
                <text:p text:style-name="P10"><text:span text:style-name="T6">-usuario</text:span></text:p>
                <text:p text:style-name="P10"><text:span text:style-name="T6">-mes a pagar</text:span></text:p>
                <text:p text:style-name="P10"><text:span text:style-name="T6">-fecha de pago</text:span></text:p>
                <text:p text:style-name="P10"><text:span text:style-name="T6">-monto pagado</text:span></text:p>
              </table:table-cell>
            </table:table-row>
            <table:table-row table:style-name="ro5" table:default-cell-style-name="ce4">
              <table:table-cell table:style-name="ce3">
                <text:p text:style-name="P9"><text:span text:style-name="T5">Propuesta</text:span></text:p>
              </table:table-cell>
              <table:table-cell>
                <text:p text:style-name="P10"><text:span text:style-name="T6">Generada por cualquier usuario de manera anónima, para ser visualizado y evaluado por otros para luego ser votado y/o elegido entre varias propuestas.</text:span></text:p>
              </table:table-cell>
              <table:table-cell>
                <text:p text:style-name="P10"><text:span text:style-name="T6">-id</text:span></text:p>
                <text:p text:style-name="P10"><text:span text:style-name="T6">-nombre</text:span></text:p>
                <text:p text:style-name="P10"><text:span text:style-name="T6">-detalle</text:span></text:p>
                <text:p text:style-name="P10"><text:span text:style-name="T6">-votos</text:span></text:p>
                <text:p text:style-name="P10"><text:span text:style-name="T6">-fecha de creació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Predeterminado">
        <draw:frame draw:style-name="gr1" draw:text-style-name="P11" draw:layer="layout" svg:width="24cm" svg:height="1cm" svg:x="2cm" svg:y="2cm">
          <draw:text-box>
            <text:p text:style-name="P1"><text:span text:style-name="T8">Partes del </text:span><text:span text:style-name="T8">Proyecto</text:span></text:p>
          </draw:text-box>
        </draw:frame>
        <draw:frame draw:style-name="gr4" draw:text-style-name="P12" draw:layer="layout" svg:width="24cm" svg:height="15cm" svg:x="2cm" svg:y="4cm">
          <draw:text-box>
            <text:list text:style-name="L1">
              <text:list-item>
                <text:p><text:span text:style-name="T8">Inicio de </text:span><text:span text:style-name="T8">Sesión.</text:span></text:p>
              </text:list-item>
              <text:list-item>
                <text:p><text:span text:style-name="T8">Panel </text:span><text:span text:style-name="T8">Principal </text:span><text:span text:style-name="T8">del </text:span><text:span text:style-name="T8">usuario</text:span></text:p>
                <text:list>
                  <text:list-item>
                    <text:p><text:span text:style-name="T8">Escrit</text:span><text:span text:style-name="T8">orio </text:span><text:span text:style-name="T8">donde </text:span><text:span text:style-name="T8">se </text:span><text:span text:style-name="T8">visuali</text:span><text:span text:style-name="T8">zara </text:span><text:span text:style-name="T8">la </text:span><text:span text:style-name="T8">inform</text:span><text:span text:style-name="T8">ación </text:span><text:span text:style-name="T8">de la </text:span><text:span text:style-name="T8">reside</text:span><text:span text:style-name="T8">ncia, </text:span><text:span text:style-name="T8">del </text:span><text:span text:style-name="T8">aparta</text:span><text:span text:style-name="T8">mento </text:span><text:span text:style-name="T8">del </text:span><text:span text:style-name="T8">usuari</text:span><text:span text:style-name="T8">o y </text:span><text:span text:style-name="T8">del </text:span><text:span text:style-name="T8">mism</text:span><text:span text:style-name="T8">o </text:span><text:span text:style-name="T8">usuari</text:span><text:span text:style-name="T8">o.</text:span></text:p>
                  </text:list-item>
                  <text:list-item>
                    <text:p><text:span text:style-name="T8">Panel </text:span><text:span text:style-name="T8">de </text:span><text:span text:style-name="T8">contro</text:span><text:span text:style-name="T8">les </text:span><text:span text:style-name="T8">lateral </text:span><text:span text:style-name="T8">con </text:span><text:span text:style-name="T8">todas </text:span><text:span text:style-name="T8">las </text:span><text:span text:style-name="T8">seccio</text:span><text:span text:style-name="T8">nes a </text:span><text:span text:style-name="T8">elegir.</text:span></text:p>
                  </text:list-item>
                  <text:list-item>
                    <text:p><text:span text:style-name="T8">Cabec</text:span><text:span text:style-name="T8">era </text:span><text:span text:style-name="T8">con el </text:span><text:span text:style-name="T8">nombr</text:span><text:span text:style-name="T8">e de </text:span><text:span text:style-name="T8">la </text:span><text:span text:style-name="T8">secció</text:span><text:span text:style-name="T8">n en </text:span><text:span text:style-name="T8">la que </text:span><text:span text:style-name="T8">se </text:span><text:span text:style-name="T8">encue</text:span><text:span text:style-name="T8">ntre.</text:span></text:p>
                  </text:list-item>
                  <text:list-item>
                    <text:p><text:span text:style-name="T8">Pie de </text:span><text:span text:style-name="T8">Pagin</text:span><text:span text:style-name="T8">a.</text:span></text:p>
                  </text:list-item>
                </text:list>
              </text:list-item>
            </text:list>
          </draw:text-box>
        </draw:frame>
      </draw:page>
      <draw:page draw:name="page5" draw:style-name="dp1" draw:master-page-name="Predeterminado">
        <draw:custom-shape draw:style-name="gr5" draw:text-style-name="P14" xml:id="id1" draw:id="id1" draw:layer="layout" svg:width="2cm" svg:height="1cm" svg:x="3.375cm" svg:y="2cm">
          <text:p text:style-name="P13"><text:span text:style-name="T9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4" xml:id="id2" draw:id="id2" draw:layer="layout" svg:width="2.75cm" svg:height="1.25cm" svg:x="3cm" svg:y="4cm">
          <text:p text:style-name="P13"><text:span text:style-name="T9">Index.js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4" xml:id="id3" draw:id="id3" draw:layer="layout" svg:width="2.75cm" svg:height="1.25cm" svg:x="3cm" svg:y="6cm">
          <text:p text:style-name="P13"><text:span text:style-name="T9">Usuario</text:span></text:p>
          <text:p text:style-name="P13"><text:span text:style-name="T9">Clav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14" xml:id="id4" draw:id="id4" draw:layer="layout" svg:width="3cm" svg:height="1cm" svg:x="2.875cm" svg:y="8cm">
          <text:p text:style-name="P13"><text:span text:style-name="T9">Verificar dat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4" xml:id="id5" draw:id="id5" draw:layer="layout" svg:width="3.25cm" svg:height="2.25cm" svg:x="2.75cm" svg:y="9.75cm">
          <text:p text:style-name="P13"><text:span text:style-name="T9">Datos</text:span></text:p>
          <text:p text:style-name="P13"><text:span text:style-name="T9">correcto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5" draw:layer="layout" draw:type="line" svg:x1="4.375cm" svg:y1="3cm" svg:x2="4.375cm" svg:y2="4cm" draw:start-shape="id1" draw:start-glue-point="6" draw:end-shape="id2" draw:end-glue-point="4" svg:d="M4375 3000v1000" svg:viewBox="0 0 1 1001">
          <text:p/>
        </draw:connector>
        <draw:connector draw:style-name="gr11" draw:text-style-name="P15" draw:layer="layout" draw:type="line" svg:x1="4.375cm" svg:y1="5.176cm" svg:x2="4.375cm" svg:y2="6.124cm" draw:start-shape="id2" draw:start-glue-point="6" draw:end-shape="id3" draw:end-glue-point="4" svg:d="M4375 5176v948" svg:viewBox="0 0 1 949">
          <text:p/>
        </draw:connector>
        <draw:connector draw:style-name="gr12" draw:text-style-name="P15" draw:layer="layout" draw:type="line" svg:x1="4.375cm" svg:y1="7.151cm" svg:x2="4.375cm" svg:y2="8cm" draw:start-shape="id3" draw:start-glue-point="6" draw:end-shape="id4" draw:end-glue-point="4" svg:d="M4375 7151v849" svg:viewBox="0 0 1 850">
          <text:p/>
        </draw:connector>
        <draw:connector draw:style-name="gr13" draw:text-style-name="P15" draw:layer="layout" draw:type="line" svg:x1="4.375cm" svg:y1="9cm" svg:x2="4.375cm" svg:y2="9.75cm" draw:start-shape="id4" draw:start-glue-point="6" draw:end-shape="id5" draw:end-glue-point="4" svg:d="M4375 9000v750" svg:viewBox="0 0 1 751">
          <text:p/>
        </draw:connector>
        <draw:connector draw:style-name="gr14" draw:text-style-name="P15" draw:layer="layout" draw:line-skew="-0.499cm" svg:x1="2.75cm" svg:y1="10.875cm" svg:x2="3cm" svg:y2="4.625cm" draw:start-shape="id5" draw:start-glue-point="5" draw:end-shape="id2" draw:end-glue-point="5" svg:d="M2750 10875h-1000v-6250h1250" svg:viewBox="0 0 1251 6251">
          <text:p/>
        </draw:connector>
        <draw:custom-shape draw:style-name="gr6" draw:text-style-name="P14" xml:id="id6" draw:id="id6" draw:layer="layout" svg:width="2.75cm" svg:height="1.25cm" svg:x="7.5cm" svg:y="10.25cm">
          <text:p text:style-name="P13"><text:span text:style-name="T9">panel.js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5" draw:layer="layout" draw:type="line" svg:x1="6cm" svg:y1="10.875cm" svg:x2="7.5cm" svg:y2="10.875cm" draw:start-shape="id5" draw:start-glue-point="7" draw:end-shape="id6" draw:end-glue-point="5" svg:d="M6000 10875h1500" svg:viewBox="0 0 1501 1">
          <text:p/>
        </draw:connector>
      </draw:page>
      <draw:page draw:name="page6" draw:style-name="dp1" draw:master-page-name="Predeterminado">
        <draw:frame draw:style-name="gr16" draw:text-style-name="P16" draw:layer="layout" svg:width="24cm" svg:height="16cm" svg:x="1.97cm" svg:y="3cm">
          <draw:text-box>
            <text:p text:style-name="P1"><text:span text:style-name="T10">Dia</text:span><text:span text:style-name="T10">gra</text:span><text:span text:style-name="T10">mas </text:span><text:span text:style-name="T10">de </text:span><text:span text:style-name="T10">Fluj</text:span><text:span text:style-name="T10">o</text:span></text:p>
          </draw:text-box>
        </draw:frame>
      </draw:page>
      <draw:page draw:name="page7" draw:style-name="dp1" draw:master-page-name="Predeterminado">
        <draw:frame draw:style-name="gr1" draw:text-style-name="P5" draw:layer="layout" svg:width="24cm" svg:height="1cm" svg:x="2cm" svg:y="2cm">
          <draw:text-box>
            <text:p text:style-name="P1">Inicio de Sesión</text:p>
          </draw:text-box>
        </draw:frame>
        <draw:custom-shape draw:style-name="gr17" draw:text-style-name="P14" xml:id="id7" draw:id="id7" draw:layer="layout" svg:width="2cm" svg:height="1cm" svg:x="5.22cm" svg:y="4cm">
          <text:p text:style-name="P13"><text:span text:style-name="T9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4" xml:id="id8" draw:id="id8" draw:layer="layout" svg:width="3.5cm" svg:height="1cm" svg:x="4.47cm" svg:y="6cm">
          <text:p text:style-name="P13"><text:span text:style-name="T9">Usuario y Clav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9" draw:text-style-name="P14" xml:id="id9" draw:id="id9" draw:layer="layout" svg:width="4.75cm" svg:height="1cm" svg:x="3.845cm" svg:y="8cm">
          <text:p text:style-name="P13"><text:span text:style-name="T9">Verificación de Usuar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4" xml:id="id10" draw:id="id10" draw:layer="layout" svg:width="3.5cm" svg:height="3cm" svg:x="4.47cm" svg:y="10cm">
          <text:p text:style-name="P13"><text:span text:style-name="T9">Es un Usuari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11" draw:id="id11" draw:layer="layout" svg:width="4cm" svg:height="1.25cm" svg:x="9.25cm" svg:y="10.924cm">
          <text:p text:style-name="P13"><text:span text:style-name="T9">Panel Princip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2" draw:text-style-name="P15" draw:layer="layout" draw:type="line" svg:x1="6.22cm" svg:y1="5cm" svg:x2="6.22cm" svg:y2="6.099cm" draw:start-shape="id7" draw:start-glue-point="6" draw:end-shape="id8" draw:end-glue-point="4" svg:d="M6220 5000v1099" svg:viewBox="0 0 1 1100">
          <text:p/>
        </draw:connector>
        <draw:connector draw:style-name="gr23" draw:text-style-name="P15" draw:layer="layout" draw:type="line" svg:x1="6.22cm" svg:y1="6.921cm" svg:x2="6.22cm" svg:y2="8cm" draw:start-shape="id8" draw:start-glue-point="6" draw:end-shape="id9" draw:end-glue-point="4" svg:d="M6220 6921v1079" svg:viewBox="0 0 1 1080">
          <text:p/>
        </draw:connector>
        <draw:connector draw:style-name="gr24" draw:text-style-name="P15" draw:layer="layout" draw:type="line" svg:x1="6.22cm" svg:y1="9cm" svg:x2="6.22cm" svg:y2="10cm" draw:start-shape="id9" draw:start-glue-point="6" draw:end-shape="id10" draw:end-glue-point="4" svg:d="M6220 9000v1000" svg:viewBox="0 0 1 1001">
          <text:p/>
        </draw:connector>
        <draw:connector draw:style-name="gr25" draw:text-style-name="P15" draw:layer="layout" draw:type="line" svg:x1="7.97cm" svg:y1="11.5cm" svg:x2="9.25cm" svg:y2="11.549cm" draw:start-shape="id10" draw:start-glue-point="7" draw:end-shape="id11" draw:end-glue-point="5" svg:d="M7970 11500l1280 49" svg:viewBox="0 0 1281 50">
          <text:p/>
        </draw:connector>
        <draw:connector draw:style-name="gr26" draw:text-style-name="P15" draw:layer="layout" draw:line-skew="-0.969cm" svg:x1="4.47cm" svg:y1="11.5cm" svg:x2="4.47cm" svg:y2="6.5cm" draw:start-shape="id10" draw:start-glue-point="5" draw:end-shape="id8" draw:end-glue-point="5" svg:d="M4470 11500h-1470v-5000h1470" svg:viewBox="0 0 1471 5001">
          <text:p/>
        </draw:connector>
        <draw:frame draw:style-name="gr27" draw:text-style-name="P17" draw:layer="layout" svg:width="1.25cm" svg:height="0.75cm" svg:x="8cm" svg:y="10.75cm">
          <draw:text-box>
            <text:p><text:span text:style-name="T9">Si</text:span></text:p>
          </draw:text-box>
        </draw:frame>
        <draw:frame draw:style-name="gr27" draw:text-style-name="P17" draw:layer="layout" svg:width="1.25cm" svg:height="0.75cm" svg:x="3cm" svg:y="10.75cm">
          <draw:text-box>
            <text:p><text:span text:style-name="T9">No</text:span></text:p>
          </draw:text-box>
        </draw:frame>
        <draw:frame draw:style-name="gr4" draw:text-style-name="P5" draw:layer="layout" svg:width="10cm" svg:height="15cm" svg:x="16cm" svg:y="4cm">
          <draw:text-box>
            <text:p>Pseudo:</text:p>
            <text:list text:style-name="L3">
              <text:list-item>
                <text:p text:style-name="P18">Inicio</text:p>
              </text:list-item>
              <text:list-item>
                <text:p text:style-name="P18">Ingresar usuario</text:p>
              </text:list-item>
              <text:list-item>
                <text:p text:style-name="P18">Ingresar clave</text:p>
              </text:list-item>
              <text:list-item>
                <text:p text:style-name="P18">Verificar usuario y clave</text:p>
              </text:list-item>
            </text:list>
            <text:list text:style-name="L4">
              <text:list-item>
                <text:list>
                  <text:list-item>
                    <text:p text:style-name="P18">Si exis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Mostrar panel principa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No exis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Volver al paso 2.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8" draw:style-name="dp1" draw:master-page-name="Predeterminado">
        <draw:frame draw:style-name="gr28" draw:text-style-name="P5" draw:layer="layout" svg:width="4cm" svg:height="3.806cm" svg:x="2cm" svg:y="1.944cm">
          <draw:text-box>
            <text:p>Módulos:</text:p>
            <text:p>-Escritorio</text:p>
            <text:p>-Asamblea</text:p>
            <text:p>-Residencia</text:p>
            <text:p>-Usuario</text:p>
          </draw:text-box>
        </draw:frame>
        <draw:frame draw:style-name="gr29" draw:text-style-name="P17" draw:layer="layout" svg:width="19cm" svg:height="10.679cm" svg:x="7cm" svg:y="2cm">
          <draw:text-box>
            <text:p text:style-name="P19"><text:span text:style-name="T11">Escritorio:</text:span><text:span text:style-name="T9"> Muestra una tabla con todos los propietarios, sus departamentos y los meses del anno que ha y no ha cancelado y el total en cada fila, se debe seleccionar el anno a mostrar de la tabla; se mostrara una serie de indicadores los cuales pueden ser: el total de fondos que tiene actualmente el condominio, el total de residentes y el total de apartamentos con los que cuenta la residencia.</text:span></text:p>
            <text:p text:style-name="P19"><text:span text:style-name="T9"/></text:p>
            <text:p text:style-name="P20"><text:span text:style-name="T11">Asamblea:</text:span><text:span text:style-name="T12"> En esta sección los usuarios podrán crear, modificar y eliminar sus propuestas, se podrá hacer votación de las propuestas creadas, la propuesta con mas votos se seleccionara para poder ser ejecutada.</text:span></text:p>
            <text:p text:style-name="P20"><text:span text:style-name="T12"/></text:p>
            <text:p text:style-name="P20"><text:span text:style-name="T11">Residencia:</text:span><text:span text:style-name="T12"> Aquí se encontrara toda la información con respecto a la residencia, también se podrá crear los apartamentos de dicha residencia.</text:span></text:p>
            <text:p text:style-name="P20"><text:span text:style-name="T12"/></text:p>
            <text:p text:style-name="P20"><text:span text:style-name="T11">Usuario:</text:span><text:span text:style-name="T12"> En este modulo se podrán crear, ver información básica y eliminar usuarios, cada usuario tendrá una serie de opciones como:</text:span></text:p>
            <text:p text:style-name="P20"><text:span text:style-name="T12">-</text:span><text:span text:style-name="T13">Enviar Correo</text:span><text:span text:style-name="T12">, se le podrá enviar varios tipos de correo desde información, recibos de pago, avisos y correos personalizados.</text:span></text:p>
            <text:p text:style-name="P20"><text:span text:style-name="T12">-</text:span><text:span text:style-name="T13">Realizar Pago</text:span><text:span text:style-name="T14">, una vez el usuario cancele alguna cuota, este es el paso siguiente donde colocara que cuota cancelo (mes y anno).</text:span></text:p>
            <text:p text:style-name="P20"><text:span text:style-name="T14">-</text:span><text:span text:style-name="T13">Ver Estado</text:span><text:span text:style-name="T14">, aquí se visualizara el estado de pago del usuario, se mostrara una tabla con los meses y annos en los cuales cancelo y las que aun tiene pendiente.</text:span></text:p>
            <text:p text:style-name="P20"><text:span text:style-name="T14">-</text:span><text:span text:style-name="T13">Eliminar</text:span><text:span text:style-name="T14">, con esta opción podrá eliminar al usuario.</text:span></text:p>
          </draw:text-box>
        </draw:frame>
        <draw:frame draw:style-name="gr30" draw:text-style-name="P21" draw:layer="layout" svg:width="19cm" svg:height="4.28cm" svg:x="7cm" svg:y="13.061cm">
          <draw:text-box>
            <text:p text:style-name="P3"><text:span text:style-name="T15">Lista de </text:span><text:span text:style-name="T15">Entidades</text:span></text:p>
            <text:p><text:span text:style-name="T11">Propietario</text:span></text:p>
            <text:p><text:span text:style-name="T11">Departamento</text:span></text:p>
            <text:p><text:span text:style-name="T11">Residencia</text:span></text:p>
            <text:p><text:span text:style-name="T11">Condominio</text:span></text:p>
            <text:p><text:span text:style-name="T11">Asamblea</text:span></text:p>
            <text:p><text:span text:style-name="T11">Propuesta</text:span></text:p>
            <text:p><text:span text:style-name="T11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09:17:47.526823393</meta:creation-date>
    <dc:date>2022-09-14T05:08:26.728477200</dc:date>
    <meta:editing-duration>P1DT2H5M10S</meta:editing-duration>
    <meta:editing-cycles>13</meta:editing-cycles>
    <meta:generator>LibreOffice/7.4.0.3$Linux_X86_64 LibreOffice_project/f85e47c08ddd19c015c0114a68350214f7066f5a</meta:generator>
    <meta:document-statistic meta:object-count="37"/>
  </office:meta>
</office:document-meta>
</file>